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Expression.setProperty(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Expression.Property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pertyExpression.setDefaultValue( Objec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Expression.PropertyExpression( String property , Objec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Expression.ge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Expression.evaluate( MessageExchange exchange , NormalizedMessage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pertyExpression.getDefaul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Expression.PropertyExpression(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